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standard">
      <style:graphic-properties svg:stroke-width="0.05cm" svg:stroke-color="#000000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text-properties fo:font-family="'Bitstream Charter'" style:font-family-generic="roman" style:font-pitch="variable" fo:font-size="11pt" style:font-size-asian="11pt" style:font-size-complex="11pt"/>
    </style:style>
    <style:style style:name="P2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3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family="'Bitstream Charter'" style:font-family-generic="roman" style:font-pitch="variable" fo:font-size="11pt" style:font-size-asian="11pt" style:font-size-complex="11pt"/>
    </style:style>
    <style:style style:name="T2" style:family="text">
      <style:text-properties fo:font-family="'Bitstream Charter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4" style:family="text">
      <style:text-properties fo:font-family="'Bitstream Charter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0.75cm" svg:x="0cm" svg:y="0cm">
          <draw:text-box>
            <text:p text:style-name="P1"><text:span text:style-name="T1">Graph </text:span><text:span text:style-name="T2">G</text:span></text:p>
          </draw:text-box>
        </draw:frame>
        <draw:custom-shape draw:style-name="gr2" draw:text-style-name="P2" xml:id="id1" draw:id="id1" draw:layer="layout" svg:width="0.75cm" svg:height="0.75cm" svg:x="0.75cm" svg:y="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5cm" svg:height="0.75cm" svg:x="0.75cm" svg:y="2.25cm">
          <text:p text:style-name="P2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5cm" svg:height="0.75cm" svg:x="0.75cm" svg:y="3.5cm">
          <text:p text:style-name="P2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75cm" svg:height="0.75cm" svg:x="0.75cm" svg:y="4.75cm">
          <text:p text:style-name="P2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75cm" svg:height="0.75cm" svg:x="0.75cm" svg:y="6cm">
          <text:p text:style-name="P2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5cm" svg:height="0.75cm" svg:x="3.5cm" svg:y="1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5cm" svg:height="0.75cm" svg:x="3.5cm" svg:y="2.25cm">
          <text:p text:style-name="P2"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5cm" svg:height="0.75cm" svg:x="3.48cm" svg:y="3.539cm">
          <text:p text:style-name="P2"><text:span text:style-name="T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75cm" svg:height="0.75cm" svg:x="3.5cm" svg:y="4.75cm">
          <text:p text:style-name="P2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5cm" svg:height="0.683cm" svg:x="0.5cm" svg:y="7.067cm">
          <draw:text-box>
            <text:p text:style-name="P3"><text:span text:style-name="T3">Set </text:span><text:span text:style-name="T4">X</text:span></text:p>
          </draw:text-box>
        </draw:frame>
        <draw:frame draw:style-name="gr3" draw:text-style-name="P3" draw:layer="layout" svg:width="1.5cm" svg:height="0.683cm" svg:x="3.25cm" svg:y="7.067cm">
          <draw:text-box>
            <text:p text:style-name="P3"><text:span text:style-name="T3">Set </text:span><text:span text:style-name="T4">Y</text:span></text:p>
          </draw:text-box>
        </draw:frame>
        <draw:connector draw:style-name="gr4" draw:text-style-name="P4" draw:layer="layout" draw:type="line" svg:x1="1.5cm" svg:y1="1.375cm" svg:x2="3.5cm" svg:y2="1.375cm" draw:start-shape="id1" draw:start-glue-point="10" draw:end-shape="id2" draw:end-glue-point="6" svg:d="m1500 1375h2000">
          <text:p/>
        </draw:connector>
        <draw:connector draw:style-name="gr4" draw:text-style-name="P4" draw:layer="layout" draw:type="line" svg:x1="1.391cm" svg:y1="1.641cm" svg:x2="3.589cm" svg:y2="3.648cm" draw:start-shape="id1" draw:start-glue-point="9" draw:end-shape="id3" draw:end-glue-point="5" svg:d="m1391 1641 2198 2007">
          <text:p/>
        </draw:connector>
        <draw:connector draw:style-name="gr4" draw:text-style-name="P4" draw:layer="layout" draw:type="line" svg:x1="1.5cm" svg:y1="2.625cm" svg:x2="3.609cm" svg:y2="1.641cm" draw:start-shape="id4" draw:start-glue-point="10" draw:end-shape="id2" draw:end-glue-point="7" svg:d="m1500 2625 2109-984">
          <text:p/>
        </draw:connector>
        <draw:connector draw:style-name="gr4" draw:text-style-name="P4" draw:layer="layout" draw:type="line" svg:x1="1.5cm" svg:y1="3.875cm" svg:x2="3.5cm" svg:y2="2.625cm" draw:start-shape="id5" draw:start-glue-point="10" draw:end-shape="id6" draw:end-glue-point="6" svg:d="m1500 3875 2000-1250">
          <text:p/>
        </draw:connector>
        <draw:connector draw:style-name="gr4" draw:text-style-name="P4" draw:layer="layout" draw:type="line" svg:x1="1.5cm" svg:y1="3.875cm" svg:x2="3.609cm" svg:y2="4.859cm" draw:start-shape="id5" draw:start-glue-point="10" draw:end-shape="id7" draw:end-glue-point="5" svg:d="m1500 3875 2109 984">
          <text:p/>
        </draw:connector>
        <draw:connector draw:style-name="gr4" draw:text-style-name="P4" draw:layer="layout" draw:type="line" svg:x1="1.391cm" svg:y1="6.109cm" svg:x2="3.589cm" svg:y2="4.18cm" draw:start-shape="id8" draw:start-glue-point="11" draw:end-shape="id3" draw:end-glue-point="7" svg:d="m1391 6109 2198-1929">
          <text:p/>
        </draw:connector>
        <draw:connector draw:style-name="gr4" draw:text-style-name="P4" draw:layer="layout" draw:type="line" svg:x1="1.5cm" svg:y1="5.125cm" svg:x2="3.5cm" svg:y2="5.125cm" draw:start-shape="id9" draw:start-glue-point="10" draw:end-shape="id7" draw:end-glue-point="6" svg:d="m1500 5125h2000">
          <text:p/>
        </draw:connector>
        <draw:connector draw:style-name="gr4" draw:text-style-name="P4" draw:layer="layout" draw:type="line" svg:x1="1.391cm" svg:y1="4.859cm" svg:x2="3.609cm" svg:y2="2.891cm" draw:start-shape="id9" draw:start-glue-point="11" draw:end-shape="id6" draw:end-glue-point="7" svg:d="m1391 4859 2218-19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05T22:02:59</meta:creation-date>
    <dc:date>2012-10-05T22:09:47</dc:date>
    <dc:creator>Darran Kartaschew</dc:creator>
    <meta:editing-duration>PT6M48S</meta:editing-duration>
    <meta:editing-cycles>1</meta:editing-cycles>
    <meta:document-statistic meta:object-count="20"/>
    <meta:generator>OpenOffice.org/3.4$Solaris_x86 OpenOffice.org_project/340m1$Build-9590</meta:generator>
  </office:meta>
</office:document-meta>
</file>